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fo:language="ru" fo:country="RU"/>
    </style:style>
    <style:style style:name="P4" style:family="paragraph" style:parent-style-name="Heading_20_4">
      <style:text-properties fo:language="ru" fo:country="RU"/>
    </style:style>
    <style:style style:name="P5" style:family="paragraph" style:parent-style-name="Heading_20_2">
      <style:text-properties fo:language="ru" fo:country="RU"/>
    </style:style>
    <style:style style:name="P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font-weight="bold"/>
    </style:style>
    <style:style style:name="T3"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Настраиваемый интерфейс</text:h>
      <text:section text:style-name="Sect1" text:name="d0e138">
        <text:p text:style-name="P3">Весь интерфейс <text:span text:style-name="T3">EDT</text:span> состоит из однотипных элементов, которые вы можете настраивать под свои потребности одинаковым образом.</text:p>
        <text:p text:style-name="P2"><text:span text:style-name="T1">Всю работу вы ведете в </text:span><text:span text:style-name="Definition"><text:span text:style-name="T1">основном окне</text:span></text:span><text:span text:style-name="T1">, в котором может быть открыто несколько </text:span><text:span text:style-name="Definition"><text:span text:style-name="T1">перспектив</text:span></text:span><text:span text:style-name="T1">. Каждая перспектива содержит набор инструментов для выполнения ограниченной области задач. Например, перспектива </text:span><text:span text:style-name="T2">Отладка</text:span><text:span text:style-name="T1"> содержит все, что вам необходимо для отладки. В каждый момент времени активна только одна перспектива, но вы можете быстро переключаться на другие открытые перспективы.</text:span></text:p>
        <text:p text:style-name="P3">Состав инструментов внутри перспективы вы можете изменять, добавлять новые, удалять имеющиеся. Измененную перспективу вы можете сохранить, и использовать в дальнейшем.</text:p>
        <text:p text:style-name="P2"><text:span text:style-name="T1">Каждый инструмент перспективы представляет собой </text:span><text:span text:style-name="Definition"><text:span text:style-name="T1">панель</text:span></text:span><text:span text:style-name="T1">. В перспективе каждая панель имеет свое расположение на экране. Но вы можете перетаскивать панели, сворачивать, разворачивать их на весь экран, выносить за пределы основного окна, на второй монитор. Расположение элементов панели запоминается так же, как и их состав.</text:span></text:p>
        <text:p text:style-name="P3">Для редакторов в перспективе выделена специальная область, в которой они открываются на разных закладках, не перекрывая собой панели. Кликая по закладкам вы можете быстро переключаться между открытыми редакторами. Если вам не хватает размеров выделенной области, вы можете быстро развернуть редактор на все основное окно, и так же быстро свернуть его, возвратив перспективу к исходному виду.</text:p>
        <text:p text:style-name="P1">Таким образом <text:span text:style-name="T3">EDT</text:span> позволяет вам быстро и гибко управлять своим рабочим пространством, подстраивая его под текущую задачу.</text:p>
        <text:h text:style-name="P6" text:outline-level="3">Сопутствующая информация</text:h>
        <text:h text:style-name="P4" text:outline-level="4">Концепции</text:h>
        <text:p text:style-name="Text_20_body">‣ <text:a xlink:type="simple" xlink:href="https://its.1c.ru/db/content/edtdoc/src/i035.html?_=1542292896#d0e1413" text:style-name="Internet_20_link" text:visited-style-name="Visited_20_Internet_20_Link"><text:span text:style-name="T1">Перспективы</text:span></text:a></text:p>
        <text:p text:style-name="Text_20_body">‣ <text:a xlink:type="simple" xlink:href="https://its.1c.ru/db/content/edtdoc/src/i081.html?_=1542292896#d0e1986" text:style-name="Internet_20_link" text:visited-style-name="Visited_20_Internet_20_Link"><text:span text:style-name="T1">Панели</text:span></text:a></text:p>
        <text:p text:style-name="Text_20_body">‣ <text:a xlink:type="simple" xlink:href="https://its.1c.ru/db/content/edtdoc/src/i200.html?_=1542292896#d0e1977" text:style-name="Internet_20_link" text:visited-style-name="Visited_20_Internet_20_Link"><text:span text:style-name="T1">Редакторы</text:spa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inition"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9:06:39.820549990</dc:date>
    <meta:editing-duration>PT1H48M21S</meta:editing-duration>
    <meta:editing-cycles>86</meta:editing-cycles>
    <meta:generator>LibreOffice/5.1.6.2$Linux_X86_64 LibreOffice_project/10m0$Build-2</meta:generator>
    <meta:document-statistic meta:table-count="0" meta:image-count="0" meta:object-count="0" meta:page-count="1" meta:paragraph-count="12" meta:word-count="214" meta:character-count="1588" meta:non-whitespace-character-count="1386"/>
  </office:meta>
</office:document-meta>
</file>